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3319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3" table:default-cell-style-name="Default"/>
        <table:table-column table:style-name="co2" table:number-columns-repeated="4" table:default-cell-style-name="ce1"/>
        <table:table-column table:style-name="co5" table:default-cell-style-name="Default"/>
        <table:table-column table:style-name="co2" table:number-columns-repeated="4" table:default-cell-style-name="ce1"/>
        <table:table-column table:style-name="co6" table:default-cell-style-name="Default"/>
        <table:table-column table:style-name="co2" table:number-columns-repeated="4" table:default-cell-style-name="ce1"/>
        <table:table-column table:style-name="co7" table:default-cell-style-name="Default"/>
        <table:table-column table:style-name="co2" table:number-columns-repeated="4" table:default-cell-style-name="ce1"/>
        <table:table-column table:style-name="co8" table:default-cell-style-name="Default"/>
        <table:table-column table:style-name="co2" table:number-columns-repeated="4" table:default-cell-style-name="ce1"/>
        <table:table-column table:style-name="co9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48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Using Tabu List (no communication)</text:p>
          </table:table-cell>
          <table:covered-table-cell table:number-columns-repeated="3"/>
          <table:table-cell table:number-columns-repeated="9"/>
          <table:table-cell table:style-name="ce2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Using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Using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Using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Using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Using Tabu List (no communication)</text:p>
          </table:table-cell>
          <table:covered-table-cell table:number-columns-repeated="3" table:style-name="ce1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eps = 7</text:p>
          </table:table-cell>
          <table:table-cell table:number-columns-repeated="12"/>
          <table:table-cell table:style-name="ce3"/>
          <table:table-cell table:number-columns-repeated="4"/>
          <table:table-cell table:style-name="ce3" office:value-type="string" calcext:value-type="string">
            <text:p>Eps = 4</text:p>
          </table:table-cell>
          <table:table-cell table:number-columns-repeated="4"/>
          <table:table-cell table:style-name="ce3" office:value-type="string" calcext:value-type="string">
            <text:p>eps = 10</text:p>
          </table:table-cell>
          <table:table-cell table:number-columns-repeated="4"/>
          <table:table-cell table:style-name="ce3" office:value-type="string" calcext:value-type="string">
            <text:p>Eps = 4</text:p>
          </table:table-cell>
          <table:table-cell table:number-columns-repeated="4"/>
          <table:table-cell table:style-name="ce3" office:value-type="string" calcext:value-type="string">
            <text:p>Eps = 4</text:p>
          </table:table-cell>
          <table:table-cell table:number-columns-repeated="4"/>
          <table:table-cell table:style-name="ce3" office:value-type="string" calcext:value-type="string">
            <text:p>Eps = 4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norm = 2</text:p>
          </table:table-cell>
          <table:table-cell table:number-columns-repeated="12"/>
          <table:table-cell table:style-name="ce3"/>
          <table:table-cell table:number-columns-repeated="4"/>
          <table:table-cell table:style-name="ce3" office:value-type="string" calcext:value-type="string">
            <text:p>norm = 2</text:p>
          </table:table-cell>
          <table:table-cell table:number-columns-repeated="4"/>
          <table:table-cell table:style-name="ce3" office:value-type="string" calcext:value-type="string">
            <text:p>norm = 2</text:p>
          </table:table-cell>
          <table:table-cell table:number-columns-repeated="4"/>
          <table:table-cell table:style-name="ce3" office:value-type="string" calcext:value-type="string">
            <text:p>norm = 2</text:p>
          </table:table-cell>
          <table:table-cell table:number-columns-repeated="4"/>
          <table:table-cell table:style-name="ce3" office:value-type="string" calcext:value-type="string">
            <text:p>norm = 2</text:p>
          </table:table-cell>
          <table:table-cell table:number-columns-repeated="4"/>
          <table:table-cell table:style-name="ce3" office:value-type="string" calcext:value-type="string">
            <text:p>norm = 2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abu size = 15</text:p>
          </table:table-cell>
          <table:table-cell table:number-columns-repeated="12"/>
          <table:table-cell table:style-name="ce3"/>
          <table:table-cell table:number-columns-repeated="4"/>
          <table:table-cell table:style-name="ce3" office:value-type="string" calcext:value-type="string">
            <text:p>tabu size = 15</text:p>
          </table:table-cell>
          <table:table-cell table:number-columns-repeated="4"/>
          <table:table-cell table:style-name="ce3" office:value-type="string" calcext:value-type="string">
            <text:p>tabu size = 15</text:p>
          </table:table-cell>
          <table:table-cell table:number-columns-repeated="4"/>
          <table:table-cell table:style-name="ce3" office:value-type="string" calcext:value-type="string">
            <text:p>tabu size = 10</text:p>
          </table:table-cell>
          <table:table-cell table:number-columns-repeated="4"/>
          <table:table-cell table:style-name="ce3" office:value-type="string" calcext:value-type="string">
            <text:p>tabu size = 20</text:p>
          </table:table-cell>
          <table:table-cell table:number-columns-repeated="4"/>
          <table:table-cell table:style-name="ce3" office:value-type="string" calcext:value-type="string">
            <text:p>tabu size = 30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 table:style-name="ce4" table:number-columns-repeated="8"/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_g0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802" calcext:value-type="float">
            <text:p>2802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7004" calcext:value-type="float">
            <text:p>7004</text:p>
          </table:table-cell>
          <table:table-cell office:value-type="string" calcext:value-type="string">
            <text:p>St_g0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057" calcext:value-type="float">
            <text:p>3057</text:p>
          </table:table-cell>
          <table:table-cell office:value-type="string" calcext:value-type="string">
            <text:p>St_g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St_g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260" calcext:value-type="float">
            <text:p>2260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St_g01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4801" calcext:value-type="float">
            <text:p>4801</text:p>
          </table:table-cell>
          <table:table-cell office:value-type="string" calcext:value-type="string">
            <text:p>St_g0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St_g01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378" calcext:value-type="float">
            <text:p>1378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594" calcext:value-type="float">
            <text:p>2594</text:p>
          </table:table-cell>
          <table:table-cell office:value-type="string" calcext:value-type="string">
            <text:p>St_g01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2432" calcext:value-type="float">
            <text:p>2432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St_g01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513" calcext:value-type="float">
            <text:p>2513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St_g01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St_g0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St_g01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St_g01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513" calcext:value-type="float">
            <text:p>3513</text:p>
          </table:table-cell>
          <table:table-cell office:value-type="string" calcext:value-type="string">
            <text:p>St_g0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403" calcext:value-type="float">
            <text:p>1403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St_g01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087" calcext:value-type="float">
            <text:p>2087</text:p>
          </table:table-cell>
          <table:table-cell office:value-type="string" calcext:value-type="string">
            <text:p>St_g01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St_g0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1004" calcext:value-type="float">
            <text:p>11004</text:p>
          </table:table-cell>
          <table:table-cell office:value-type="string" calcext:value-type="string">
            <text:p>St_g0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484" calcext:value-type="float">
            <text:p>148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St_g01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3259" calcext:value-type="float">
            <text:p>3259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_g01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803" calcext:value-type="float">
            <text:p>1803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St_g01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801" calcext:value-type="float">
            <text:p>3801</text:p>
          </table:table-cell>
          <table:table-cell office:value-type="string" calcext:value-type="string">
            <text:p>St_g0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St_g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3" calcext:value-type="float">
            <text:p>803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St_g01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5568" calcext:value-type="float">
            <text:p>5568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203" calcext:value-type="float">
            <text:p>3203</text:p>
          </table:table-cell>
          <table:table-cell office:value-type="string" calcext:value-type="string">
            <text:p>St_g0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float" office:value="930" calcext:value-type="float">
            <text:p>930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St_g01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St_g0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St_g01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St_g0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231" calcext:value-type="float">
            <text:p>2231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257" calcext:value-type="float">
            <text:p>2257</text:p>
          </table:table-cell>
          <table:table-cell office:value-type="string" calcext:value-type="string">
            <text:p>St_g01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St_g01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3229" calcext:value-type="float">
            <text:p>3229</text:p>
          </table:table-cell>
          <table:table-cell office:value-type="string" calcext:value-type="string">
            <text:p>St_g0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St_g0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St_g01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3001" calcext:value-type="float">
            <text:p>3001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St_g01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St_g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403" calcext:value-type="float">
            <text:p>1403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St_g0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St_g01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7060" calcext:value-type="float">
            <text:p>7060</text:p>
          </table:table-cell>
          <table:table-cell office:value-type="string" calcext:value-type="string">
            <text:p>St_g01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4"/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457" calcext:value-type="float">
            <text:p>2457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8"/>
          <table:table-cell office:value-type="float" office:value="120" calcext:value-type="float">
            <text:p>1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9"/>
          <table:table-cell office:value-type="float" office:value="210" calcext:value-type="float">
            <text:p>210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9"/>
          <table:table-cell office:value-type="float" office:value="230" calcext:value-type="float">
            <text:p>230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486" calcext:value-type="float">
            <text:p>2486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1801" calcext:value-type="float">
            <text:p>1801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9"/>
          <table:table-cell office:value-type="float" office:value="270" calcext:value-type="float">
            <text:p>270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float" office:value="1970" calcext:value-type="float">
            <text:p>1970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St_g0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float" office:value="1163" calcext:value-type="float">
            <text:p>1163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float" office:value="1114" calcext:value-type="float">
            <text:p>111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603" calcext:value-type="float">
            <text:p>1603</text:p>
          </table:table-cell>
          <table:table-cell table:style-name="Default" office:value-type="string" calcext:value-type="string">
            <text:p>St_g0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 table:style-name="ce1" office:value-type="float" office:value="1372" calcext:value-type="float">
            <text:p>1372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2" calcext:value-type="float">
            <text:p>1002</text:p>
          </table:table-cell>
          <table:table-cell table:style-name="Default" office:value-type="string" calcext:value-type="string">
            <text:p>St_g02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3633" calcext:value-type="float">
            <text:p>3633</text:p>
          </table:table-cell>
          <table:table-cell office:value-type="string" calcext:value-type="string">
            <text:p>St_g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50" calcext:value-type="float">
            <text:p>350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St_g0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_g01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230" calcext:value-type="float">
            <text:p>230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20" calcext:value-type="float">
            <text:p>420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St_g0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St_g01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St_g01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360" calcext:value-type="float">
            <text:p>360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St_g0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14" calcext:value-type="float">
            <text:p>91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4602" calcext:value-type="float">
            <text:p>4602</text:p>
          </table:table-cell>
          <table:table-cell office:value-type="string" calcext:value-type="string">
            <text:p>St_g01</text:p>
          </table:table-cell>
          <table:table-cell office:value-type="float" office:value="23" calcext:value-type="float">
            <text:p>23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10" calcext:value-type="float">
            <text:p>110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St_g01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t_g0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3002" calcext:value-type="float">
            <text:p>3002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19"/>
          <table:table-cell office:value-type="float" office:value="200" calcext:value-type="float">
            <text:p>200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5657" calcext:value-type="float">
            <text:p>5657</text:p>
          </table:table-cell>
          <table:table-cell office:value-type="string" calcext:value-type="string">
            <text:p>St_g0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St_g0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084" calcext:value-type="float">
            <text:p>108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19"/>
          <table:table-cell office:value-type="float" office:value="60" calcext:value-type="float">
            <text:p>6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St_g0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84" calcext:value-type="float">
            <text:p>884</text:p>
          </table:table-cell>
          <table:table-cell table:style-name="ce1" office:value-type="string" calcext:value-type="string">
            <text:p>St_g0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5" table:formula="of:=SUM([.B8:.B56])/30" office:value-type="float" office:value="94" calcext:value-type="float">
            <text:p>94</text:p>
          </table:table-cell>
          <table:table-cell table:style-name="ce5" table:formula="of:=SUM([.C8:.C56])/30" office:value-type="float" office:value="1695.76666666667" calcext:value-type="float">
            <text:p>1,696</text:p>
          </table:table-cell>
          <table:table-cell table:style-name="ce5"/>
          <table:table-cell table:style-name="ce5" table:formula="of:=SUM([.E8:.E56])/30" office:value-type="float" office:value="8.16666666666667" calcext:value-type="float">
            <text:p>8</text:p>
          </table:table-cell>
          <table:table-cell table:style-name="ce5" table:number-columns-repeated="8"/>
          <table:table-cell table:style-name="ce6"/>
          <table:table-cell table:style-name="ce5" table:formula="of:=SUM([.O8:.O56])/30" office:value-type="float" office:value="91.3333333333333" calcext:value-type="float">
            <text:p>91</text:p>
          </table:table-cell>
          <table:table-cell table:style-name="ce5" table:formula="of:=SUM([.P8:.P56])/30" office:value-type="float" office:value="1500.2" calcext:value-type="float">
            <text:p>1,500</text:p>
          </table:table-cell>
          <table:table-cell table:style-name="ce5"/>
          <table:table-cell table:style-name="ce5" table:formula="of:=SUM([.R8:.R56])/30" office:value-type="float" office:value="7.1" calcext:value-type="float">
            <text:p>7</text:p>
          </table:table-cell>
          <table:table-cell table:style-name="ce6"/>
          <table:table-cell table:style-name="ce5" table:formula="of:=SUM([.T8:.T56])/49" office:value-type="float" office:value="132.040816326531" calcext:value-type="float">
            <text:p>132</text:p>
          </table:table-cell>
          <table:table-cell table:style-name="ce5" table:formula="of:=SUM([.U8:.U56])/49" office:value-type="float" office:value="1268.85714285714" calcext:value-type="float">
            <text:p>1,269</text:p>
          </table:table-cell>
          <table:table-cell table:style-name="ce5"/>
          <table:table-cell table:style-name="ce5" table:formula="of:=SUM([.W8:.W56])/49" office:value-type="float" office:value="5.93877551020408" calcext:value-type="float">
            <text:p>6</text:p>
          </table:table-cell>
          <table:table-cell table:style-name="ce6"/>
          <table:table-cell table:style-name="ce5" table:formula="of:=SUM([.Y8:.Y56])/49" office:value-type="float" office:value="137.34693877551" calcext:value-type="float">
            <text:p>137</text:p>
          </table:table-cell>
          <table:table-cell table:style-name="ce5" table:formula="of:=SUM([.Z8:.Z56])/49" office:value-type="float" office:value="1446.48979591837" calcext:value-type="float">
            <text:p>1,446</text:p>
          </table:table-cell>
          <table:table-cell table:style-name="ce5"/>
          <table:table-cell table:style-name="ce5" table:formula="of:=SUM([.AB8:.AB56])/49" office:value-type="float" office:value="6.91836734693878" calcext:value-type="float">
            <text:p>7</text:p>
          </table:table-cell>
          <table:table-cell table:style-name="ce6"/>
          <table:table-cell table:style-name="ce5" table:formula="of:=SUM([.AD8:.AD56])/49" office:value-type="float" office:value="165.510204081633" calcext:value-type="float">
            <text:p>166</text:p>
          </table:table-cell>
          <table:table-cell table:style-name="ce5" table:formula="of:=SUM([.AE8:.AE56])/49" office:value-type="float" office:value="1552.51020408163" calcext:value-type="float">
            <text:p>1,553</text:p>
          </table:table-cell>
          <table:table-cell table:style-name="ce5"/>
          <table:table-cell table:style-name="ce5" table:formula="of:=SUM([.AG8:.AG56])/49" office:value-type="float" office:value="7.40816326530612" calcext:value-type="float">
            <text:p>7</text:p>
          </table:table-cell>
          <table:table-cell table:style-name="ce6"/>
          <table:table-cell table:style-name="ce5" table:formula="of:=SUM([.AI8:.AI56])/49" office:value-type="float" office:value="137.959183673469" calcext:value-type="float">
            <text:p>138</text:p>
          </table:table-cell>
          <table:table-cell table:style-name="ce5" table:formula="of:=SUM([.AJ8:.AJ56])/49" office:value-type="float" office:value="1096.75510204082" calcext:value-type="float">
            <text:p>1,097</text:p>
          </table:table-cell>
          <table:table-cell table:style-name="ce5"/>
          <table:table-cell table:style-name="ce5" table:formula="of:=SUM([.AL8:.AL56])/49" office:value-type="float" office:value="5.18367346938776" calcext:value-type="float">
            <text:p>5</text:p>
          </table:table-cell>
          <table:table-cell table:style-name="ce6"/>
          <table:table-cell table:style-name="ce5" table:formula="of:=SUM([.AN8:.AN56])/49" office:value-type="float" office:value="116.530612244898" calcext:value-type="float">
            <text:p>117</text:p>
          </table:table-cell>
          <table:table-cell table:style-name="ce5" table:formula="of:=SUM([.AO8:.AO56])/49" office:value-type="float" office:value="1156.73469387755" calcext:value-type="float">
            <text:p>1,157</text:p>
          </table:table-cell>
          <table:table-cell table:style-name="ce5"/>
          <table:table-cell table:style-name="ce5" table:formula="of:=SUM([.AQ8:.AQ56])/49" office:value-type="float" office:value="5.40816326530612" calcext:value-type="float">
            <text:p>5</text:p>
          </table:table-cell>
          <table:table-cell table:style-name="ce6" table:number-columns-repeated="5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14"/>
          <table:table-cell table:style-name="Default" table:number-columns-repeated="4"/>
          <table:table-cell table:number-columns-repeated="30"/>
        </table:table-row>
        <table:table-row table:style-name="ro1">
          <table:table-cell table:number-columns-repeated="14"/>
          <table:table-cell table:style-name="ce2" office:value-type="string" calcext:value-type="string" table:number-columns-spanned="4" table:number-rows-spanned="1">
            <text:p>Using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Using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Using Tabu List (no communication)</text:p>
          </table:table-cell>
          <table:covered-table-cell table:number-columns-repeated="3"/>
          <table:table-cell table:number-columns-repeated="20"/>
        </table:table-row>
        <table:table-row table:style-name="ro1">
          <table:table-cell table:number-columns-repeated="14"/>
          <table:table-cell table:style-name="ce3" office:value-type="string" calcext:value-type="string">
            <text:p>Eps = 7</text:p>
          </table:table-cell>
          <table:table-cell table:number-columns-repeated="4"/>
          <table:table-cell table:style-name="ce3" office:value-type="string" calcext:value-type="string">
            <text:p>Eps = 4</text:p>
          </table:table-cell>
          <table:table-cell table:number-columns-repeated="4"/>
          <table:table-cell table:style-name="ce3" office:value-type="string" calcext:value-type="string">
            <text:p>Eps = 10</text:p>
          </table:table-cell>
          <table:table-cell table:number-columns-repeated="23"/>
        </table:table-row>
        <table:table-row table:style-name="ro1">
          <table:table-cell table:number-columns-repeated="14"/>
          <table:table-cell table:style-name="ce3" office:value-type="string" calcext:value-type="string">
            <text:p>Norm = 1</text:p>
          </table:table-cell>
          <table:table-cell table:number-columns-repeated="4"/>
          <table:table-cell table:style-name="ce3" office:value-type="string" calcext:value-type="string">
            <text:p>Norm = 1</text:p>
          </table:table-cell>
          <table:table-cell table:number-columns-repeated="4"/>
          <table:table-cell table:style-name="ce3" office:value-type="string" calcext:value-type="string">
            <text:p>Norm = 1</text:p>
          </table:table-cell>
          <table:table-cell table:number-columns-repeated="23"/>
        </table:table-row>
        <table:table-row table:style-name="ro1">
          <table:table-cell table:number-columns-repeated="14"/>
          <table:table-cell table:style-name="ce3" office:value-type="string" calcext:value-type="string">
            <text:p>tabu size = 20</text:p>
          </table:table-cell>
          <table:table-cell table:number-columns-repeated="4"/>
          <table:table-cell table:style-name="ce3" office:value-type="string" calcext:value-type="string">
            <text:p>tabu size = 20</text:p>
          </table:table-cell>
          <table:table-cell table:number-columns-repeated="4"/>
          <table:table-cell table:style-name="ce3" office:value-type="string" calcext:value-type="string">
            <text:p>tabu size = 20</text:p>
          </table:table-cell>
          <table:table-cell table:number-columns-repeated="23"/>
        </table:table-row>
        <table:table-row table:style-name="ro1">
          <table:table-cell table:number-columns-repeated="14"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 table:number-columns-repeated="20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70" calcext:value-type="float">
            <text:p>70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570" calcext:value-type="float">
            <text:p>570</text:p>
          </table:table-cell>
          <table:table-cell office:value-type="float" office:value="11116" calcext:value-type="float">
            <text:p>11116</text:p>
          </table:table-cell>
          <table:table-cell office:value-type="string" calcext:value-type="string">
            <text:p>St_g0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140" calcext:value-type="float">
            <text:p>140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90" calcext:value-type="float">
            <text:p>90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120" calcext:value-type="float">
            <text:p>1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140" calcext:value-type="float">
            <text:p>140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160" calcext:value-type="float">
            <text:p>160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368" calcext:value-type="float">
            <text:p>2368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260" calcext:value-type="float">
            <text:p>260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110" calcext:value-type="float">
            <text:p>11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80" calcext:value-type="float">
            <text:p>80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70" calcext:value-type="float">
            <text:p>7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60" calcext:value-type="float">
            <text:p>6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St_g02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396" calcext:value-type="float">
            <text:p>2396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200" calcext:value-type="float">
            <text:p>200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30" calcext:value-type="float">
            <text:p>3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80" calcext:value-type="float">
            <text:p>8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350" calcext:value-type="float">
            <text:p>350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190" calcext:value-type="float">
            <text:p>190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3139" calcext:value-type="float">
            <text:p>3139</text:p>
          </table:table-cell>
          <table:table-cell office:value-type="string" calcext:value-type="string">
            <text:p>St_g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4859" calcext:value-type="float">
            <text:p>4859</text:p>
          </table:table-cell>
          <table:table-cell office:value-type="string" calcext:value-type="string">
            <text:p>St_g02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St_g02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260" calcext:value-type="float">
            <text:p>26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280" calcext:value-type="float">
            <text:p>280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90" calcext:value-type="float">
            <text:p>90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St_g02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140" calcext:value-type="float">
            <text:p>140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St_g02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140" calcext:value-type="float">
            <text:p>140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St_g0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St_g02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150" calcext:value-type="float">
            <text:p>150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120" calcext:value-type="float">
            <text:p>120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180" calcext:value-type="float">
            <text:p>180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200" calcext:value-type="float">
            <text:p>200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160" calcext:value-type="float">
            <text:p>160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170" calcext:value-type="float">
            <text:p>170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20" calcext:value-type="float">
            <text:p>2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110" calcext:value-type="float">
            <text:p>110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St_g0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50" calcext:value-type="float">
            <text:p>50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St_g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7199" calcext:value-type="float">
            <text:p>7199</text:p>
          </table:table-cell>
          <table:table-cell office:value-type="string" calcext:value-type="string">
            <text:p>St_g02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120" calcext:value-type="float">
            <text:p>120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633" calcext:value-type="float">
            <text:p>2633</text:p>
          </table:table-cell>
          <table:table-cell office:value-type="string" calcext:value-type="string">
            <text:p>St_g0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394" calcext:value-type="float">
            <text:p>2394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110" calcext:value-type="float">
            <text:p>110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130" calcext:value-type="float">
            <text:p>130</text:p>
          </table:table-cell>
          <table:table-cell office:value-type="float" office:value="2257" calcext:value-type="float">
            <text:p>2257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60" calcext:value-type="float">
            <text:p>6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St_g02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office:value-type="float" office:value="180" calcext:value-type="float">
            <text:p>180</text:p>
          </table:table-cell>
          <table:table-cell office:value-type="float" office:value="3203" calcext:value-type="float">
            <text:p>3203</text:p>
          </table:table-cell>
          <table:table-cell office:value-type="string" calcext:value-type="string">
            <text:p>St_g0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table:style-name="ce5" table:formula="of:=SUM([.O65:.O113])/49" office:value-type="float" office:value="123.469387755102" calcext:value-type="float">
            <text:p>123</text:p>
          </table:table-cell>
          <table:table-cell table:style-name="ce5" table:formula="of:=SUM([.P65:.P113])/49" office:value-type="float" office:value="1387.85714285714" calcext:value-type="float">
            <text:p>1,388</text:p>
          </table:table-cell>
          <table:table-cell table:style-name="ce5"/>
          <table:table-cell table:style-name="ce5" table:formula="of:=SUM([.R65:.R113])/49" office:value-type="float" office:value="6.6530612244898" calcext:value-type="float">
            <text:p>7</text:p>
          </table:table-cell>
          <table:table-cell/>
          <table:table-cell table:style-name="ce5" table:formula="of:=SUM([.T65:.T113])/49" office:value-type="float" office:value="159.387755102041" calcext:value-type="float">
            <text:p>159</text:p>
          </table:table-cell>
          <table:table-cell table:style-name="ce5" table:formula="of:=SUM([.U65:.U113])/49" office:value-type="float" office:value="1311.97959183673" calcext:value-type="float">
            <text:p>1,312</text:p>
          </table:table-cell>
          <table:table-cell table:style-name="ce5"/>
          <table:table-cell table:style-name="ce5" table:formula="of:=SUM([.W65:.W113])/49" office:value-type="float" office:value="6.14285714285714" calcext:value-type="float">
            <text:p>6</text:p>
          </table:table-cell>
          <table:table-cell table:style-name="ce6"/>
          <table:table-cell table:style-name="ce5" table:formula="of:=SUM([.Y65:.Y113])/49" office:value-type="float" office:value="180.204081632653" calcext:value-type="float">
            <text:p>180</text:p>
          </table:table-cell>
          <table:table-cell table:style-name="ce5" table:formula="of:=SUM([.Z65:.Z113])/49" office:value-type="float" office:value="1726.40816326531" calcext:value-type="float">
            <text:p>1,726</text:p>
          </table:table-cell>
          <table:table-cell table:style-name="ce5" table:formula="of:=SUM([.AA65:.AA113])/49" office:value-type="float" office:value="0" calcext:value-type="float">
            <text:p>0</text:p>
          </table:table-cell>
          <table:table-cell table:style-name="ce5" table:formula="of:=SUM([.AB65:.AB113])/49" office:value-type="float" office:value="8.24489795918367" calcext:value-type="float">
            <text:p>8</text:p>
          </table:table-cell>
          <table:table-cell table:style-name="ce6" table:number-columns-repeated="5"/>
          <table:table-cell table:number-columns-repeated="15"/>
        </table:table-row>
        <table:table-row table:style-name="ro1">
          <table:table-cell table:number-columns-repeated="24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14"/>
          <table:table-cell table:style-name="ce2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/>
          <table:table-cell table:number-columns-repeated="20"/>
        </table:table-row>
        <table:table-row table:style-name="ro1">
          <table:table-cell table:number-columns-repeated="14"/>
          <table:table-cell table:style-name="ce3" office:value-type="string" calcext:value-type="string">
            <text:p>Eps = 7</text:p>
          </table:table-cell>
          <table:table-cell table:number-columns-repeated="4"/>
          <table:table-cell table:style-name="ce3" office:value-type="string" calcext:value-type="string">
            <text:p>Eps = 4</text:p>
          </table:table-cell>
          <table:table-cell table:number-columns-repeated="4"/>
          <table:table-cell table:style-name="ce3" office:value-type="string" calcext:value-type="string">
            <text:p>Eps = 8</text:p>
          </table:table-cell>
          <table:table-cell table:number-columns-repeated="23"/>
        </table:table-row>
        <table:table-row table:style-name="ro1">
          <table:table-cell table:number-columns-repeated="14"/>
          <table:table-cell table:style-name="ce3" office:value-type="string" calcext:value-type="string">
            <text:p>Norm = 8</text:p>
          </table:table-cell>
          <table:table-cell table:number-columns-repeated="4"/>
          <table:table-cell table:style-name="ce3" office:value-type="string" calcext:value-type="string">
            <text:p>Norm = 8</text:p>
          </table:table-cell>
          <table:table-cell table:number-columns-repeated="4"/>
          <table:table-cell table:style-name="ce3" office:value-type="string" calcext:value-type="string">
            <text:p>Norm = 8</text:p>
          </table:table-cell>
          <table:table-cell table:number-columns-repeated="23"/>
        </table:table-row>
        <table:table-row table:style-name="ro1">
          <table:table-cell table:number-columns-repeated="14"/>
          <table:table-cell table:style-name="ce3" office:value-type="string" calcext:value-type="string">
            <text:p>tabu size = 20</text:p>
          </table:table-cell>
          <table:table-cell table:number-columns-repeated="4"/>
          <table:table-cell table:style-name="ce3" office:value-type="string" calcext:value-type="string">
            <text:p>tabu size = 20</text:p>
          </table:table-cell>
          <table:table-cell table:number-columns-repeated="4"/>
          <table:table-cell table:style-name="ce3" office:value-type="string" calcext:value-type="string">
            <text:p>tabu size = 20</text:p>
          </table:table-cell>
          <table:table-cell table:number-columns-repeated="23"/>
        </table:table-row>
        <table:table-row table:style-name="ro1">
          <table:table-cell table:number-columns-repeated="14"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 table:number-columns-repeated="20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150" calcext:value-type="float">
            <text:p>150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St_g0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470" calcext:value-type="float">
            <text:p>470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120" calcext:value-type="float">
            <text:p>120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220" calcext:value-type="float">
            <text:p>22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170" calcext:value-type="float">
            <text:p>17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450" calcext:value-type="float">
            <text:p>45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80" calcext:value-type="float">
            <text:p>8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056" calcext:value-type="float">
            <text:p>3056</text:p>
          </table:table-cell>
          <table:table-cell office:value-type="string" calcext:value-type="string">
            <text:p>St_g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670" calcext:value-type="float">
            <text:p>67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50" calcext:value-type="float">
            <text:p>50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220" calcext:value-type="float">
            <text:p>220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90" calcext:value-type="float">
            <text:p>90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120" calcext:value-type="float">
            <text:p>12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110" calcext:value-type="float">
            <text:p>110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210" calcext:value-type="float">
            <text:p>210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30" calcext:value-type="float">
            <text:p>3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100" calcext:value-type="float">
            <text:p>100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240" calcext:value-type="float">
            <text:p>240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50" calcext:value-type="float">
            <text:p>5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60" calcext:value-type="float">
            <text:p>6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170" calcext:value-type="float">
            <text:p>17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St_g0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540" calcext:value-type="float">
            <text:p>54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40" calcext:value-type="float">
            <text:p>4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360" calcext:value-type="float">
            <text:p>36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631" calcext:value-type="float">
            <text:p>3631</text:p>
          </table:table-cell>
          <table:table-cell office:value-type="string" calcext:value-type="string">
            <text:p>St_g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320" calcext:value-type="float">
            <text:p>32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60" calcext:value-type="float">
            <text:p>60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190" calcext:value-type="float">
            <text:p>190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110" calcext:value-type="float">
            <text:p>11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80" calcext:value-type="float">
            <text:p>80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100" calcext:value-type="float">
            <text:p>100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St_g0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100" calcext:value-type="float">
            <text:p>100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130" calcext:value-type="float">
            <text:p>13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70" calcext:value-type="float">
            <text:p>70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650" calcext:value-type="float">
            <text:p>650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St_g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St_g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40" calcext:value-type="float">
            <text:p>4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160" calcext:value-type="float">
            <text:p>160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t_g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200" calcext:value-type="float">
            <text:p>200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80" calcext:value-type="float">
            <text:p>80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80" calcext:value-type="float">
            <text:p>8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110" calcext:value-type="float">
            <text:p>11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t_g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4086" calcext:value-type="float">
            <text:p>4086</text:p>
          </table:table-cell>
          <table:table-cell office:value-type="string" calcext:value-type="string">
            <text:p>St_g0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160" calcext:value-type="float">
            <text:p>160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St_g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St_g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St_g02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90" calcext:value-type="float">
            <text:p>90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St_g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St_g0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2397" calcext:value-type="float">
            <text:p>2397</text:p>
          </table:table-cell>
          <table:table-cell office:value-type="string" calcext:value-type="string">
            <text:p>St_g02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/>
          <table:table-cell office:value-type="float" office:value="70" calcext:value-type="float">
            <text:p>7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g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t_g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St_g0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14"/>
          <table:table-cell table:style-name="ce5" table:formula="of:=SUM([.O122:.O170])/49" office:value-type="float" office:value="157.34693877551" calcext:value-type="float">
            <text:p>157</text:p>
          </table:table-cell>
          <table:table-cell table:style-name="ce5" table:formula="of:=SUM([.P122:.P170])/49" office:value-type="float" office:value="1132.10204081633" calcext:value-type="float">
            <text:p>1,132</text:p>
          </table:table-cell>
          <table:table-cell table:style-name="ce5"/>
          <table:table-cell table:style-name="ce5" table:formula="of:=SUM([.R122:.R170])/49" office:value-type="float" office:value="5.3265306122449" calcext:value-type="float">
            <text:p>5</text:p>
          </table:table-cell>
          <table:table-cell/>
          <table:table-cell table:style-name="ce5" table:formula="of:=SUM([.T122:.T170])/49" office:value-type="float" office:value="144.489795918367" calcext:value-type="float">
            <text:p>144</text:p>
          </table:table-cell>
          <table:table-cell table:style-name="ce5" table:formula="of:=SUM([.U122:.U170])/49" office:value-type="float" office:value="1354" calcext:value-type="float">
            <text:p>1,354</text:p>
          </table:table-cell>
          <table:table-cell table:style-name="ce5"/>
          <table:table-cell table:style-name="ce5" table:formula="of:=SUM([.W122:.W170])/49" office:value-type="float" office:value="6.42857142857143" calcext:value-type="float">
            <text:p>6</text:p>
          </table:table-cell>
          <table:table-cell table:style-name="ce6"/>
          <table:table-cell table:style-name="ce5" table:formula="of:=SUM([.Y122:.Y170])/49" office:value-type="float" office:value="172.857142857143" calcext:value-type="float">
            <text:p>173</text:p>
          </table:table-cell>
          <table:table-cell table:style-name="ce5" table:formula="of:=SUM([.Z122:.Z170])/49" office:value-type="float" office:value="998.897959183674" calcext:value-type="float">
            <text:p>999</text:p>
          </table:table-cell>
          <table:table-cell table:style-name="ce5" table:formula="of:=SUM([.AA122:.AA170])/49" office:value-type="float" office:value="0" calcext:value-type="float">
            <text:p>0</text:p>
          </table:table-cell>
          <table:table-cell table:style-name="ce5" table:formula="of:=SUM([.AB122:.AB170])/49" office:value-type="float" office:value="4.57142857142857" calcext:value-type="float">
            <text:p>5</text:p>
          </table:table-cell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29"/>
          <table:table-cell table:style-name="Default" table:number-columns-repeated="4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16"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48"/>
        </table:table-row>
        <table:table-row table:style-name="ro1" table:number-rows-repeated="2">
          <table:table-cell table:number-columns-repeated="29"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12"/>
          <table:table-cell table:number-columns-repeated="35"/>
        </table:table-row>
        <table:table-row table:style-name="ro1" table:number-rows-repeated="1048397">
          <table:table-cell table:number-columns-repeated="48"/>
        </table:table-row>
        <table:table-row table:style-name="ro1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16:45:01.196402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4:35:23.839917321</meta:creation-date>
    <dc:date>2016-06-13T18:59:19.030600418</dc:date>
    <meta:editing-duration>PT2H20M48S</meta:editing-duration>
    <meta:editing-cycles>11</meta:editing-cycles>
    <meta:generator>LibreOffice/4.2.8.2$Linux_X86_64 LibreOffice_project/420m0$Build-2</meta:generator>
    <meta:document-statistic meta:table-count="1" meta:cell-count="2578" meta:object-count="0"/>
  </office:meta>
</office:document-meta>
</file>